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o picture:</text:p>
      <text:p text:style-name="Standard">https://www.google.ca/url?sa=i&amp;rct=j&amp;q=&amp;esrc=s&amp;source=images&amp;cd=&amp;ved=0ahUKEwjYk9fvmqvXAhUP62MKHdGXBiEQjxwIAw&amp;url=https%3A%2F%2Fwww.pinterest.com%2Fpin%2F420805158903341413%2F&amp;psig=AOvVaw1FJUzrLy9QPBHqb4CvqW7p&amp;ust=15101010091363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tchel Browne</meta:initial-creator>
    <meta:creation-date>2017-11-06T16:50:46.02</meta:creation-date>
    <meta:document-statistic meta:table-count="0" meta:image-count="0" meta:object-count="0" meta:page-count="1" meta:paragraph-count="2" meta:word-count="3" meta:character-count="242"/>
    <dc:date>2017-11-06T16:51:29.88</dc:date>
    <dc:creator>Mitchel Browne</dc:creator>
    <meta:editing-duration>PT45S</meta:editing-duration>
    <meta:editing-cycles>1</meta:editing-cycles>
    <meta:generator>OpenOffice/4.1.3$Win32 OpenOffice.org_project/413m1$Build-9783</meta:generator>
  </office:meta>
</office:document-meta>
</file>